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en's gets Cody back. <text:span text:style-name="T1">Research custodial proceedings. </text:span></text:p>
      <text:p text:style-name="Standard"/>
      <text:p text:style-name="Standard">The car pulled up to the court house. Lauren was nervous. </text:p>
      <text:p text:style-name="Standard">“You have nothing to be nervous about, Lauren” said Julie. “You have worked very hard to be where you are today. The judge will see that. They will let you have Cody back without hesitation.”</text:p>
      <text:p text:style-name="Standard"/>
      <text:p text:style-name="Standard">“I'm not so nervous about that. I'm nervous about seeing Cody. What if he doesn't want me? I'm also nervous about seeing my parents. The last time they saw me, I was a wreck. The look on their faces, they were so disappointed. I know I broke their hearts.”</text:p>
      <text:p text:style-name="Standard"/>
      <text:p text:style-name="Standard">“Yes, but you are a completely different person now. I have no doubt that they will be nothing but proud of you.”</text:p>
      <text:p text:style-name="Standard"/>
      <text:p text:style-name="Standard">Lauren sure hoped so. She had made tremendous changes in her life that and only wanted to make Cody and her parents proud. </text:p>
      <text:p text:style-name="Standard"/>
      <text:p text:style-name="Standard">As Lauren and Julie walked up the stairs to the court house, she became less nervous and more determined. They waited in the hallway on a bench until it was their turn. They walked into the court room. The judge was a middle aged woman. She smiled at Lauren and Julie as they took their seats. Lauren's father and a lawyer were seated on the opposite side of the room. Lauren glanced over at her father, but it was hard for her to want to make eye contact. She felt ashamed for ever having to be there. Her father gave her a small smile, and it gave her enough confidence to no longer be nervous. She took in a deep breath and the proceedings started. </text:p>
      <text:p text:style-name="Standard"/>
      <text:p text:style-name="Standard">Julie gave her case on why she thought Lauren would be a fit parent. When it was Lauren's turn to take the stand. She was asked questions about her drug use, prostitution, and homelessness. During these questions, she glanced at her parents, her father had tears running down his cheek. After explaining that <text:s/>she had indeed made bad choices, she had worked hard to get out of the situation that she put herself in. She told the judge that she had been clean for a year. She told them about her job at the woman's shelter. (?) She told them about how she had started going to school for (degree). She told them about her little apartment and how much Cody would like it there. She told them about her new relationship with God and how He had changed the way she viewed life. She told them about the progress she made in counseling. </text:p>
      <text:p text:style-name="Standard"/>
      <text:p text:style-name="Standard">When the judge considered the proof of Lauren's statements, she smiled and awarded Lauren with Custody of Cody. Lauren felt a huge wave of emotion come over her. The past year had been the hardest of her life and it was now over; she was able to have her son back! She began trembling in excitement, knowing that within minutes, she would have him in her arms again. She had only seen pictures and videos of him over the last year, but now she would be able to see and to hold him. She knew he was probably going to have a hard time adjusting back to her, but she knew everything was going to be ok. <text:s/></text:p>
      <text:p text:style-name="Standard"/>
      <text:p text:style-name="Standard">She and Julie left the courtroom and waited in the hallway to meet Cody. Lauren's parents came around the corner, her mother carrying Cody in her arms. Her heart jumped at the sight of him. Tears welled in her eyes. The pictures and videos she had received were nothing compared to seeing him in person. She noticed immediately how much he looked like Jesse. She swelled with love. She didn't even notice her parents until they were closer. They were smiling. Lauren wasn't sure how her parents would interact with her, but their smiles were comforting. Lauren's dad went straight up to her and wrapped her in his arms. “Honey, I'm so proud of you.” Lauren's mother agreed. Then she gave Cody to Lauren. It had <text:soft-page-break/>been a long year. He had grown up so much. She had missed so much of his life, but silently vowed to not miss another second. Tears flowed down her face as she kissed his cheeks. He knew who she was because her parents had done a great job and helping him stay familiar with her by pictures and videos. He reached out and touched her face and said, “Mommy.” <text:s text:c="2"/>“That's right, baby, I'm your mommy. And I love you so much.” They did a group hug and left the court house together. Julie went her own way, to meet up with john and talk about her day. </text:p>
      <text:p text:style-name="Standard"/>
      <text:p text:style-name="Standard">They all decide that Lauren should move in with them to help Cody adjust to having Lauren back in his lif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h Schaefer</meta:initial-creator>
    <meta:creation-date>2016-01-30T12:04:00.86</meta:creation-date>
    <meta:document-statistic meta:table-count="0" meta:image-count="0" meta:object-count="0" meta:page-count="2" meta:paragraph-count="11" meta:word-count="801" meta:character-count="4249"/>
    <dc:date>2016-01-30T12:57:19.43</dc:date>
    <dc:creator>Josiah Schaefer</dc:creator>
    <meta:editing-duration>PT2M37S</meta:editing-duration>
    <meta:editing-cycles>1</meta:editing-cycles>
    <meta:generator>OpenOffice/4.1.1$Win32 OpenOffice.org_project/411m6$Build-9775</meta:generator>
  </office:meta>
</office:document-meta>
</file>